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1" style:family="table">
      <style:table-properties style:width="16.995cm" table:align="left"/>
    </style:style>
    <style:style style:name="表1.A" style:family="table-column">
      <style:table-column-properties style:column-width="3.297cm"/>
    </style:style>
    <style:style style:name="表1.B" style:family="table-column">
      <style:table-column-properties style:column-width="2.708cm"/>
    </style:style>
    <style:style style:name="表1.C" style:family="table-column">
      <style:table-column-properties style:column-width="2.889cm"/>
    </style:style>
    <style:style style:name="表1.D" style:family="table-column">
      <style:table-column-properties style:column-width="3.013cm"/>
    </style:style>
    <style:style style:name="表1.E" style:family="table-column">
      <style:table-column-properties style:column-width="5.089cm"/>
    </style:style>
    <style:style style:name="表1.A1" style:family="table-cell">
      <style:table-cell-properties fo:padding="0.097cm" fo:border-left="0.05pt solid #000000" fo:border-right="none" fo:border-top="0.05pt solid #000000" fo:border-bottom="0.05pt solid #000000"/>
    </style:style>
    <style:style style:name="表1.E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1ef35253" officeooo:paragraph-rsid="1ef35253" style:language-asian="ja" style:country-asian="JP"/>
    </style:style>
    <style:style style:name="P2" style:family="paragraph" style:parent-style-name="Header">
      <style:text-properties officeooo:paragraph-rsid="0fdb7ee9" style:language-asian="ja" style:country-asian="JP"/>
    </style:style>
    <style:style style:name="P3" style:family="paragraph" style:parent-style-name="Text_20_body">
      <style:paragraph-properties fo:text-align="end" style:justify-single-word="false"/>
      <style:text-properties officeooo:paragraph-rsid="119c02da" style:language-asian="ja" style:country-asian="JP"/>
    </style:style>
    <style:style style:name="P4" style:family="paragraph" style:parent-style-name="Text_20_body">
      <style:text-properties officeooo:rsid="226746d2" officeooo:paragraph-rsid="1eec30cd" style:language-asian="ja" style:country-asian="JP"/>
    </style:style>
    <style:style style:name="P5" style:family="paragraph" style:parent-style-name="Text_20_body">
      <style:text-properties officeooo:rsid="25a14a98" officeooo:paragraph-rsid="1eec30cd" style:language-asian="ja" style:country-asian="JP"/>
    </style:style>
    <style:style style:name="P6" style:family="paragraph" style:parent-style-name="Text_20_body">
      <style:text-properties officeooo:rsid="268d1af4" officeooo:paragraph-rsid="1eec93c0" style:language-asian="ja" style:country-asian="JP"/>
    </style:style>
    <style:style style:name="P7" style:family="paragraph" style:parent-style-name="Text_20_body">
      <style:text-properties officeooo:rsid="258307d5" officeooo:paragraph-rsid="1f7e1c0d" style:language-asian="ja" style:country-asian="JP"/>
    </style:style>
    <style:style style:name="P8" style:family="paragraph" style:parent-style-name="Text_20_body">
      <style:text-properties officeooo:rsid="269837b4" officeooo:paragraph-rsid="1fcd0306" style:language-asian="ja" style:country-asian="JP"/>
    </style:style>
    <style:style style:name="P9" style:family="paragraph" style:parent-style-name="Text_20_body">
      <style:text-properties officeooo:rsid="1c7c48e0" officeooo:paragraph-rsid="1c7c48e0" style:language-asian="ja" style:country-asian="JP"/>
    </style:style>
    <style:style style:name="P10" style:family="paragraph" style:parent-style-name="Text_20_body">
      <style:text-properties officeooo:rsid="1c7c48e0" officeooo:paragraph-rsid="1efb1ab3" style:language-asian="ja" style:country-asian="JP"/>
    </style:style>
    <style:style style:name="P11" style:family="paragraph" style:parent-style-name="Text_20_body">
      <style:text-properties officeooo:rsid="1e905fd8" officeooo:paragraph-rsid="1efef8cd" style:language-asian="ja" style:country-asian="JP"/>
    </style:style>
    <style:style style:name="P12" style:family="paragraph" style:parent-style-name="Text_20_body">
      <style:text-properties officeooo:rsid="1e905fd8" officeooo:paragraph-rsid="1f27c3e6" style:language-asian="ja" style:country-asian="JP"/>
    </style:style>
    <style:style style:name="P13" style:family="paragraph" style:parent-style-name="Text_20_body">
      <style:text-properties officeooo:rsid="1c7c6137" style:language-asian="ja" style:country-asian="JP"/>
    </style:style>
    <style:style style:name="P14" style:family="paragraph" style:parent-style-name="Text_20_body">
      <style:text-properties officeooo:rsid="25879303" officeooo:paragraph-rsid="1f7e1c0d" style:language-asian="ja" style:country-asian="JP"/>
    </style:style>
    <style:style style:name="P15" style:family="paragraph" style:parent-style-name="Text_20_body">
      <style:text-properties officeooo:rsid="2575936d" officeooo:paragraph-rsid="1f7e1c0d" style:language-asian="ja" style:country-asian="JP"/>
    </style:style>
    <style:style style:name="P16" style:family="paragraph" style:parent-style-name="Text_20_body">
      <style:text-properties officeooo:rsid="2621c6f5" officeooo:paragraph-rsid="1f7e1c0d" style:language-asian="ja" style:country-asian="JP"/>
    </style:style>
    <style:style style:name="P17" style:family="paragraph" style:parent-style-name="Text_20_body">
      <style:text-properties officeooo:rsid="269f9653" officeooo:paragraph-rsid="1eec93c0" style:language-asian="ja" style:country-asian="JP"/>
    </style:style>
    <style:style style:name="P18" style:family="paragraph" style:parent-style-name="Text_20_body">
      <style:text-properties officeooo:rsid="269f9653" officeooo:paragraph-rsid="1fc5da80" style:language-asian="ja" style:country-asian="JP"/>
    </style:style>
    <style:style style:name="P19" style:family="paragraph" style:parent-style-name="Text_20_body">
      <style:text-properties officeooo:rsid="269e4e22" officeooo:paragraph-rsid="1eec93c0" style:language-asian="ja" style:country-asian="JP"/>
    </style:style>
    <style:style style:name="P20" style:family="paragraph" style:parent-style-name="Text_20_body">
      <style:text-properties officeooo:paragraph-rsid="1f201d01"/>
    </style:style>
    <style:style style:name="P21" style:family="paragraph" style:parent-style-name="Text_20_body">
      <style:text-properties officeooo:rsid="1f362d44" officeooo:paragraph-rsid="1f5160c3"/>
    </style:style>
    <style:style style:name="P22" style:family="paragraph" style:parent-style-name="Text_20_body">
      <style:text-properties officeooo:paragraph-rsid="1f5160c3"/>
    </style:style>
    <style:style style:name="P23" style:family="paragraph" style:parent-style-name="Text_20_body">
      <style:text-properties officeooo:paragraph-rsid="1f5af9b7"/>
    </style:style>
    <style:style style:name="P24" style:family="paragraph" style:parent-style-name="Text_20_body">
      <style:text-properties officeooo:paragraph-rsid="1f62f14b"/>
    </style:style>
    <style:style style:name="P25" style:family="paragraph" style:parent-style-name="Text_20_body">
      <style:text-properties officeooo:paragraph-rsid="1f6703fd"/>
    </style:style>
    <style:style style:name="P26" style:family="paragraph" style:parent-style-name="Text_20_body">
      <style:text-properties officeooo:paragraph-rsid="1f6fc02a"/>
    </style:style>
    <style:style style:name="P27" style:family="paragraph" style:parent-style-name="Text_20_body">
      <style:text-properties officeooo:paragraph-rsid="1f7e1c0d"/>
    </style:style>
    <style:style style:name="P28" style:family="paragraph" style:parent-style-name="Text_20_body">
      <style:text-properties officeooo:paragraph-rsid="1f7200b4"/>
    </style:style>
    <style:style style:name="P29" style:family="paragraph" style:parent-style-name="Text_20_body">
      <style:text-properties officeooo:paragraph-rsid="1fa0140f"/>
    </style:style>
    <style:style style:name="P30" style:family="paragraph" style:parent-style-name="Text_20_body">
      <style:text-properties officeooo:paragraph-rsid="1fa7b612"/>
    </style:style>
    <style:style style:name="P31" style:family="paragraph" style:parent-style-name="Text_20_body">
      <style:text-properties officeooo:rsid="1fa901d5" officeooo:paragraph-rsid="1fa901d5"/>
    </style:style>
    <style:style style:name="P32" style:family="paragraph" style:parent-style-name="記述例">
      <style:text-properties officeooo:rsid="269f9653" officeooo:paragraph-rsid="1eec93c0"/>
    </style:style>
    <style:style style:name="P33" style:family="paragraph" style:parent-style-name="記述例">
      <style:text-properties officeooo:rsid="258b3fdb" officeooo:paragraph-rsid="1eec30cd"/>
    </style:style>
    <style:style style:name="P34" style:family="paragraph" style:parent-style-name="記述例">
      <style:text-properties officeooo:paragraph-rsid="1f1613e0"/>
    </style:style>
    <style:style style:name="P35" style:family="paragraph" style:parent-style-name="記述例">
      <style:text-properties officeooo:paragraph-rsid="1f201d01"/>
    </style:style>
    <style:style style:name="P36" style:family="paragraph" style:parent-style-name="記述例">
      <style:text-properties officeooo:paragraph-rsid="1f23a49d"/>
    </style:style>
    <style:style style:name="P37" style:family="paragraph" style:parent-style-name="記述例">
      <style:text-properties officeooo:paragraph-rsid="1f43cbba"/>
    </style:style>
    <style:style style:name="P38" style:family="paragraph" style:parent-style-name="記述例">
      <style:text-properties officeooo:paragraph-rsid="1f45830d"/>
    </style:style>
    <style:style style:name="P39" style:family="paragraph" style:parent-style-name="記述例">
      <style:text-properties officeooo:rsid="26b3dd72" officeooo:paragraph-rsid="1f7ef86a" style:language-asian="ja" style:country-asian="JP"/>
    </style:style>
    <style:style style:name="P40" style:family="paragraph" style:parent-style-name="記述例">
      <style:text-properties officeooo:paragraph-rsid="1f470886"/>
    </style:style>
    <style:style style:name="P41" style:family="paragraph" style:parent-style-name="記述例">
      <style:text-properties officeooo:paragraph-rsid="1f47edf9"/>
    </style:style>
    <style:style style:name="P42" style:family="paragraph" style:parent-style-name="記述例">
      <style:text-properties officeooo:paragraph-rsid="1f4df61a"/>
    </style:style>
    <style:style style:name="P43" style:family="paragraph" style:parent-style-name="記述例">
      <style:text-properties officeooo:paragraph-rsid="1f4fc0b1"/>
    </style:style>
    <style:style style:name="P44" style:family="paragraph" style:parent-style-name="記述例">
      <style:text-properties officeooo:rsid="1f527837" officeooo:paragraph-rsid="1f5cdd95"/>
    </style:style>
    <style:style style:name="P45" style:family="paragraph" style:parent-style-name="記述例">
      <style:text-properties officeooo:paragraph-rsid="1f5af9b7"/>
    </style:style>
    <style:style style:name="P46" style:family="paragraph" style:parent-style-name="記述例">
      <style:text-properties officeooo:paragraph-rsid="1f7200b4"/>
    </style:style>
    <style:style style:name="P47" style:family="paragraph" style:parent-style-name="記述例">
      <style:text-properties officeooo:rsid="1fa0140f" officeooo:paragraph-rsid="1fa0140f"/>
    </style:style>
    <style:style style:name="P48" style:family="paragraph" style:parent-style-name="記述例">
      <style:text-properties officeooo:rsid="1fa901d5" officeooo:paragraph-rsid="1fa901d5"/>
    </style:style>
    <style:style style:name="P49" style:family="paragraph" style:parent-style-name="記述例">
      <style:text-properties officeooo:rsid="1faa1bf9" officeooo:paragraph-rsid="1faa1bf9"/>
    </style:style>
    <style:style style:name="P50" style:family="paragraph" style:parent-style-name="記述例">
      <style:text-properties officeooo:rsid="1fc83e99" officeooo:paragraph-rsid="1fc83e99"/>
    </style:style>
    <style:style style:name="P51" style:family="paragraph" style:parent-style-name="記述例">
      <style:text-properties officeooo:rsid="1fc83e99" officeooo:paragraph-rsid="1fce962c"/>
    </style:style>
    <style:style style:name="P52" style:family="paragraph" style:parent-style-name="Table_20_Contents">
      <style:text-properties officeooo:rsid="2580c610" officeooo:paragraph-rsid="1f7e1c0d" style:language-asian="ja" style:country-asian="JP"/>
    </style:style>
    <style:style style:name="P53" style:family="paragraph" style:parent-style-name="Table_20_Contents">
      <style:text-properties officeooo:rsid="257fe7a4" officeooo:paragraph-rsid="1f7e1c0d" style:language-asian="ja" style:country-asian="JP"/>
    </style:style>
    <style:style style:name="P54" style:family="paragraph" style:parent-style-name="Table_20_Contents">
      <style:text-properties officeooo:rsid="257ff7d8" officeooo:paragraph-rsid="1f7e1c0d" style:language-asian="ja" style:country-asian="JP"/>
    </style:style>
    <style:style style:name="P55" style:family="paragraph" style:parent-style-name="Table_20_Contents">
      <style:text-properties officeooo:paragraph-rsid="1f7e1c0d" style:language-asian="ja" style:country-asian="JP"/>
    </style:style>
    <style:style style:name="P56" style:family="paragraph" style:parent-style-name="Table_20_Contents">
      <style:text-properties officeooo:rsid="258435eb" officeooo:paragraph-rsid="1f7e1c0d"/>
    </style:style>
    <style:style style:name="P57" style:family="paragraph" style:parent-style-name="Table_20_Contents">
      <style:text-properties officeooo:rsid="257bffb4" officeooo:paragraph-rsid="1f7e1c0d"/>
    </style:style>
    <style:style style:name="P58" style:family="paragraph" style:parent-style-name="Table_20_Contents">
      <style:text-properties officeooo:rsid="257ff7d8" officeooo:paragraph-rsid="1f7e1c0d"/>
    </style:style>
    <style:style style:name="P59" style:family="paragraph" style:parent-style-name="Table_20_Contents">
      <style:text-properties officeooo:rsid="25806530" officeooo:paragraph-rsid="1f7e1c0d"/>
    </style:style>
    <style:style style:name="P60" style:family="paragraph" style:parent-style-name="Table_20_Contents">
      <style:text-properties officeooo:rsid="25816ba5" officeooo:paragraph-rsid="1f7e1c0d"/>
    </style:style>
    <style:style style:name="P61" style:family="paragraph" style:parent-style-name="Title" style:master-page-name="Standard">
      <style:paragraph-properties style:page-number="auto"/>
      <style:text-properties officeooo:rsid="1c7c48e0" officeooo:paragraph-rsid="1c7c48e0" style:language-asian="ja" style:country-asian="JP"/>
    </style:style>
    <style:style style:name="P62" style:family="paragraph" style:parent-style-name="記述例">
      <style:text-properties officeooo:rsid="2621c6f5" officeooo:paragraph-rsid="1f7e1c0d"/>
    </style:style>
    <style:style style:name="P63" style:family="paragraph" style:parent-style-name="Heading_20_2">
      <style:text-properties officeooo:paragraph-rsid="1efb1ab3"/>
    </style:style>
    <style:style style:name="P64" style:family="paragraph" style:parent-style-name="Heading_20_2">
      <style:text-properties officeooo:rsid="1efbede1" style:language-asian="ja" style:country-asian="JP"/>
    </style:style>
    <style:style style:name="P65" style:family="paragraph" style:parent-style-name="Heading_20_2">
      <style:text-properties officeooo:rsid="25c242e0" style:language-asian="ja" style:country-asian="JP"/>
    </style:style>
    <style:style style:name="P66" style:family="paragraph" style:parent-style-name="Heading_20_2">
      <style:text-properties officeooo:rsid="1ea735d8" style:language-asian="ja" style:country-asian="JP"/>
    </style:style>
    <style:style style:name="P67" style:family="paragraph" style:parent-style-name="Heading_20_2">
      <style:text-properties officeooo:rsid="1ea735d8" officeooo:paragraph-rsid="1ec6b52f" style:language-asian="ja" style:country-asian="JP"/>
    </style:style>
    <style:style style:name="P68" style:family="paragraph" style:parent-style-name="Heading_20_2">
      <style:text-properties officeooo:rsid="25876d49" officeooo:paragraph-rsid="1f7e1c0d" style:language-asian="ja" style:country-asian="JP"/>
    </style:style>
    <style:style style:name="P69" style:family="paragraph" style:parent-style-name="Heading_20_2" style:list-style-name="">
      <style:text-properties officeooo:rsid="269e4e22" officeooo:paragraph-rsid="1eec93c0" style:language-asian="ja" style:country-asian="JP"/>
    </style:style>
    <style:style style:name="P70" style:family="paragraph" style:parent-style-name="Heading_20_2">
      <style:text-properties officeooo:paragraph-rsid="1f5af9b7"/>
    </style:style>
    <style:style style:name="P71" style:family="paragraph" style:parent-style-name="Heading_20_2">
      <style:text-properties officeooo:rsid="1ea735d8"/>
    </style:style>
    <style:style style:name="P72" style:family="paragraph" style:parent-style-name="Heading_20_2">
      <style:text-properties officeooo:paragraph-rsid="1f7e1c0d"/>
    </style:style>
    <style:style style:name="P73" style:family="paragraph" style:parent-style-name="Heading_20_2">
      <style:text-properties officeooo:rsid="25876d49" officeooo:paragraph-rsid="1f7e1c0d"/>
    </style:style>
    <style:style style:name="P74" style:family="paragraph" style:parent-style-name="Heading_20_2">
      <style:text-properties officeooo:paragraph-rsid="1fabed44"/>
    </style:style>
    <style:style style:name="P75" style:family="paragraph" style:parent-style-name="Heading_20_2">
      <style:text-properties officeooo:rsid="258307d5" officeooo:paragraph-rsid="1f7e1c0d"/>
    </style:style>
    <style:style style:name="P76" style:family="paragraph" style:parent-style-name="Text_20_body" style:list-style-name="L1">
      <style:text-properties officeooo:rsid="1c7c48e0" officeooo:paragraph-rsid="1efb1ab3" style:language-asian="ja" style:country-asian="JP"/>
    </style:style>
    <style:style style:name="P77" style:family="paragraph" style:parent-style-name="Text_20_body">
      <style:text-properties officeooo:rsid="226746d2" officeooo:paragraph-rsid="1f79106f" style:language-asian="ja" style:country-asian="JP"/>
    </style:style>
    <style:style style:name="P78" style:family="paragraph" style:parent-style-name="Text_20_body" style:list-style-name="L2">
      <style:text-properties officeooo:rsid="2611a07a" officeooo:paragraph-rsid="1f7e1c0d" style:language-asian="ja" style:country-asian="JP"/>
    </style:style>
    <style:style style:name="P79" style:family="paragraph" style:parent-style-name="Text_20_body" style:list-style-name="L2">
      <style:text-properties officeooo:rsid="2582cf3e" officeooo:paragraph-rsid="1fb7b947" style:language-asian="ja" style:country-asian="JP"/>
    </style:style>
    <style:style style:name="P80" style:family="paragraph" style:parent-style-name="Text_20_body" style:list-style-name="L2">
      <style:text-properties officeooo:rsid="258307d5" officeooo:paragraph-rsid="1fb7b947" style:language-asian="ja" style:country-asian="JP"/>
    </style:style>
    <style:style style:name="P81" style:family="paragraph" style:parent-style-name="Text_20_body" style:list-style-name="L2">
      <style:text-properties officeooo:rsid="258307d5" officeooo:paragraph-rsid="1f7e1c0d" style:language-asian="ja" style:country-asian="JP"/>
    </style:style>
    <style:style style:name="P82" style:family="paragraph" style:parent-style-name="Text_20_body" style:list-style-name="L3">
      <style:text-properties officeooo:rsid="2697597b" officeooo:paragraph-rsid="1eec93c0" style:language-asian="ja" style:country-asian="JP"/>
    </style:style>
    <style:style style:name="P83" style:family="paragraph" style:parent-style-name="Text_20_body" style:list-style-name="L3">
      <style:text-properties officeooo:rsid="2697597b" officeooo:paragraph-rsid="1fbce2d5" style:language-asian="ja" style:country-asian="JP"/>
    </style:style>
    <style:style style:name="P84" style:family="paragraph" style:parent-style-name="Text_20_body" style:list-style-name="L3">
      <style:text-properties officeooo:rsid="269837b4" officeooo:paragraph-rsid="1fbce2d5" style:language-asian="ja" style:country-asian="JP"/>
    </style:style>
    <style:style style:name="P85" style:family="paragraph" style:parent-style-name="Text_20_body">
      <style:text-properties officeooo:rsid="1f4de4a8" officeooo:paragraph-rsid="1fa7b612"/>
    </style:style>
    <style:style style:name="P86" style:family="paragraph" style:parent-style-name="Text_20_body" style:list-style-name="L2">
      <style:text-properties officeooo:paragraph-rsid="1f7e1c0d"/>
    </style:style>
    <style:style style:name="P87" style:family="paragraph" style:parent-style-name="Text_20_body" style:list-style-name="L2">
      <style:text-properties officeooo:paragraph-rsid="1fb7b947"/>
    </style:style>
    <style:style style:name="P88" style:family="paragraph" style:parent-style-name="Heading_20_1">
      <style:text-properties officeooo:rsid="1efbede1" officeooo:paragraph-rsid="1f508a79" style:language-asian="ja" style:country-asian="JP"/>
    </style:style>
    <style:style style:name="P89" style:family="paragraph" style:parent-style-name="Heading_20_1">
      <style:text-properties officeooo:rsid="268d1af4" officeooo:paragraph-rsid="1eec93c0" style:language-asian="ja" style:country-asian="JP"/>
    </style:style>
    <style:style style:name="P90" style:family="paragraph" style:parent-style-name="Heading_20_1">
      <style:text-properties officeooo:rsid="1e905fd8"/>
    </style:style>
    <style:style style:name="P91" style:family="paragraph" style:parent-style-name="Heading_20_1">
      <style:paragraph-properties fo:margin-top="0.148cm" fo:margin-bottom="0.215cm" style:contextual-spacing="false"/>
    </style:style>
    <style:style style:name="P92" style:family="paragraph" style:parent-style-name="Heading_20_3">
      <style:text-properties officeooo:paragraph-rsid="1f6394f5"/>
    </style:style>
    <style:style style:name="P93" style:family="paragraph" style:parent-style-name="Heading_20_3">
      <style:text-properties officeooo:rsid="226746d2"/>
    </style:style>
    <style:style style:name="P94" style:family="paragraph" style:parent-style-name="Heading_20_3">
      <style:text-properties officeooo:paragraph-rsid="1f4df61a"/>
    </style:style>
    <style:style style:name="P95" style:family="paragraph" style:parent-style-name="Heading_20_3">
      <style:text-properties officeooo:rsid="1e905fd8"/>
    </style:style>
    <style:style style:name="P96" style:family="paragraph" style:parent-style-name="Heading_20_3">
      <style:text-properties officeooo:rsid="1e905fd8" officeooo:paragraph-rsid="1f470886"/>
    </style:style>
    <style:style style:name="P97" style:family="paragraph" style:parent-style-name="Heading_20_3">
      <style:text-properties officeooo:rsid="1ec6b52f"/>
    </style:style>
    <style:style style:name="P98" style:family="paragraph" style:parent-style-name="Heading_20_3">
      <style:text-properties officeooo:rsid="1ec6b52f" officeooo:paragraph-rsid="1f470886"/>
    </style:style>
    <style:style style:name="P99" style:family="paragraph" style:parent-style-name="Heading_20_3">
      <style:text-properties officeooo:rsid="25a14a98" officeooo:paragraph-rsid="1f8f6629" style:language-asian="ja" style:country-asian="JP"/>
    </style:style>
    <style:style style:name="P100" style:family="paragraph" style:parent-style-name="Heading_20_3">
      <style:text-properties officeooo:rsid="2575936d" officeooo:paragraph-rsid="1f7e1c0d"/>
    </style:style>
    <style:style style:name="P101" style:family="paragraph" style:parent-style-name="Heading_20_4">
      <style:text-properties officeooo:rsid="25b99d4a"/>
    </style:style>
    <style:style style:name="P102" style:family="paragraph" style:parent-style-name="Heading_20_4">
      <style:text-properties officeooo:paragraph-rsid="1f21a2f2"/>
    </style:style>
    <style:style style:name="T1" style:family="text">
      <style:text-properties style:language-asian="ja" style:country-asian="JP"/>
    </style:style>
    <style:style style:name="T2" style:family="text">
      <style:text-properties officeooo:rsid="1ea735d8" style:language-asian="ja" style:country-asian="JP"/>
    </style:style>
    <style:style style:name="T3" style:family="text">
      <style:text-properties officeooo:rsid="226746d2" style:language-asian="ja" style:country-asian="JP"/>
    </style:style>
    <style:style style:name="T4" style:family="text">
      <style:text-properties officeooo:rsid="25adb123" style:language-asian="ja" style:country-asian="JP"/>
    </style:style>
    <style:style style:name="T5" style:family="text">
      <style:text-properties officeooo:rsid="25b0bac6" style:language-asian="ja" style:country-asian="JP"/>
    </style:style>
    <style:style style:name="T6" style:family="text">
      <style:text-properties officeooo:rsid="25aefc33" style:language-asian="ja" style:country-asian="JP"/>
    </style:style>
    <style:style style:name="T7" style:family="text">
      <style:text-properties officeooo:rsid="25b19018" style:language-asian="ja" style:country-asian="JP"/>
    </style:style>
    <style:style style:name="T8" style:family="text">
      <style:text-properties officeooo:rsid="2513aabc" style:language-asian="ja" style:country-asian="JP"/>
    </style:style>
    <style:style style:name="T9" style:family="text">
      <style:text-properties officeooo:rsid="2523b0c0" style:language-asian="ja" style:country-asian="JP"/>
    </style:style>
    <style:style style:name="T10" style:family="text">
      <style:text-properties officeooo:rsid="25bb42cb" style:language-asian="ja" style:country-asian="JP"/>
    </style:style>
    <style:style style:name="T11" style:family="text">
      <style:text-properties officeooo:rsid="25bba5c3" style:language-asian="ja" style:country-asian="JP"/>
    </style:style>
    <style:style style:name="T12" style:family="text">
      <style:text-properties officeooo:rsid="259717da" style:language-asian="ja" style:country-asian="JP"/>
    </style:style>
    <style:style style:name="T13" style:family="text">
      <style:text-properties officeooo:rsid="25bcc7c2" style:language-asian="ja" style:country-asian="JP"/>
    </style:style>
    <style:style style:name="T14" style:family="text">
      <style:text-properties officeooo:rsid="25be6a7b" style:language-asian="ja" style:country-asian="JP"/>
    </style:style>
    <style:style style:name="T15" style:family="text">
      <style:text-properties officeooo:rsid="25c227d1" style:language-asian="ja" style:country-asian="JP"/>
    </style:style>
    <style:style style:name="T16" style:family="text">
      <style:text-properties officeooo:rsid="2513dde9" style:language-asian="ja" style:country-asian="JP"/>
    </style:style>
    <style:style style:name="T17" style:family="text">
      <style:text-properties officeooo:rsid="25660d62" style:language-asian="ja" style:country-asian="JP"/>
    </style:style>
    <style:style style:name="T18" style:family="text">
      <style:text-properties officeooo:rsid="25c242e0" style:language-asian="ja" style:country-asian="JP"/>
    </style:style>
    <style:style style:name="T19" style:family="text">
      <style:text-properties officeooo:rsid="25680ede" style:language-asian="ja" style:country-asian="JP"/>
    </style:style>
    <style:style style:name="T20" style:family="text">
      <style:text-properties officeooo:rsid="255fa0fc" style:language-asian="ja" style:country-asian="JP"/>
    </style:style>
    <style:style style:name="T21" style:family="text">
      <style:text-properties officeooo:rsid="257cdd64" style:language-asian="ja" style:country-asian="JP"/>
    </style:style>
    <style:style style:name="T22" style:family="text">
      <style:text-properties officeooo:rsid="25654964" style:language-asian="ja" style:country-asian="JP"/>
    </style:style>
    <style:style style:name="T23" style:family="text">
      <style:text-properties officeooo:rsid="25fcb036" style:language-asian="ja" style:country-asian="JP"/>
    </style:style>
    <style:style style:name="T24" style:family="text">
      <style:text-properties officeooo:rsid="256f9708" style:language-asian="ja" style:country-asian="JP"/>
    </style:style>
    <style:style style:name="T25" style:family="text">
      <style:text-properties officeooo:rsid="25fd4293" style:language-asian="ja" style:country-asian="JP"/>
    </style:style>
    <style:style style:name="T26" style:family="text">
      <style:text-properties officeooo:rsid="2611a07a" style:language-asian="ja" style:country-asian="JP"/>
    </style:style>
    <style:style style:name="T27" style:family="text">
      <style:text-properties officeooo:rsid="257bffb4" style:language-asian="ja" style:country-asian="JP"/>
    </style:style>
    <style:style style:name="T28" style:family="text">
      <style:text-properties officeooo:rsid="2582cf3e" style:language-asian="ja" style:country-asian="JP"/>
    </style:style>
    <style:style style:name="T29" style:family="text">
      <style:text-properties officeooo:rsid="260b30da" style:language-asian="ja" style:country-asian="JP"/>
    </style:style>
    <style:style style:name="T30" style:family="text">
      <style:text-properties officeooo:rsid="258307d5" style:language-asian="ja" style:country-asian="JP"/>
    </style:style>
    <style:style style:name="T31" style:family="text">
      <style:text-properties officeooo:rsid="260c7eeb" style:language-asian="ja" style:country-asian="JP"/>
    </style:style>
    <style:style style:name="T32" style:family="text">
      <style:text-properties officeooo:rsid="1e905fd8" style:language-asian="ja" style:country-asian="JP"/>
    </style:style>
    <style:style style:name="T33" style:family="text">
      <style:text-properties officeooo:rsid="1f08d999" style:language-asian="ja" style:country-asian="JP"/>
    </style:style>
    <style:style style:name="T34" style:family="text">
      <style:text-properties officeooo:rsid="1f0f40d5" style:language-asian="ja" style:country-asian="JP"/>
    </style:style>
    <style:style style:name="T35" style:family="text">
      <style:text-properties officeooo:rsid="1f10b94d" style:language-asian="ja" style:country-asian="JP"/>
    </style:style>
    <style:style style:name="T36" style:family="text">
      <style:text-properties officeooo:rsid="1f12d128" style:language-asian="ja" style:country-asian="JP"/>
    </style:style>
    <style:style style:name="T37" style:family="text">
      <style:text-properties officeooo:rsid="1f14c69f" style:language-asian="ja" style:country-asian="JP"/>
    </style:style>
    <style:style style:name="T38" style:family="text">
      <style:text-properties officeooo:rsid="1f1613e0" style:language-asian="ja" style:country-asian="JP"/>
    </style:style>
    <style:style style:name="T39" style:family="text">
      <style:text-properties officeooo:rsid="1f19bb08" style:language-asian="ja" style:country-asian="JP"/>
    </style:style>
    <style:style style:name="T40" style:family="text">
      <style:text-properties officeooo:rsid="1f201d01" style:language-asian="ja" style:country-asian="JP"/>
    </style:style>
    <style:style style:name="T41" style:family="text">
      <style:text-properties officeooo:rsid="1efb1ab3" style:language-asian="ja" style:country-asian="JP"/>
    </style:style>
    <style:style style:name="T42" style:family="text">
      <style:text-properties officeooo:rsid="1efbede1" style:language-asian="ja" style:country-asian="JP"/>
    </style:style>
    <style:style style:name="T43" style:family="text">
      <style:text-properties officeooo:rsid="1f394861" style:language-asian="ja" style:country-asian="JP"/>
    </style:style>
    <style:style style:name="T44" style:family="text">
      <style:text-properties officeooo:rsid="1f403916" style:language-asian="ja" style:country-asian="JP"/>
    </style:style>
    <style:style style:name="T45" style:family="text">
      <style:text-properties officeooo:rsid="1f45830d" style:language-asian="ja" style:country-asian="JP"/>
    </style:style>
    <style:style style:name="T46" style:family="text">
      <style:text-properties officeooo:rsid="1f485138" style:language-asian="ja" style:country-asian="JP"/>
    </style:style>
    <style:style style:name="T47" style:family="text">
      <style:text-properties officeooo:rsid="1f4df61a" style:language-asian="ja" style:country-asian="JP"/>
    </style:style>
    <style:style style:name="T48" style:family="text">
      <style:text-properties officeooo:rsid="1f4e1a3a" style:language-asian="ja" style:country-asian="JP"/>
    </style:style>
    <style:style style:name="T49" style:family="text">
      <style:text-properties officeooo:rsid="1f4fc0b1" style:language-asian="ja" style:country-asian="JP"/>
    </style:style>
    <style:style style:name="T50" style:family="text">
      <style:text-properties officeooo:rsid="1f525e44" style:language-asian="ja" style:country-asian="JP"/>
    </style:style>
    <style:style style:name="T51" style:family="text">
      <style:text-properties officeooo:rsid="1f612e78" style:language-asian="ja" style:country-asian="JP"/>
    </style:style>
    <style:style style:name="T52" style:family="text">
      <style:text-properties officeooo:rsid="1f62f14b" style:language-asian="ja" style:country-asian="JP"/>
    </style:style>
    <style:style style:name="T53" style:family="text">
      <style:text-properties officeooo:rsid="1f5f95b0" style:language-asian="ja" style:country-asian="JP"/>
    </style:style>
    <style:style style:name="T54" style:family="text">
      <style:text-properties officeooo:rsid="1f636d27" style:language-asian="ja" style:country-asian="JP"/>
    </style:style>
    <style:style style:name="T55" style:family="text">
      <style:text-properties officeooo:rsid="1f6394f5" style:language-asian="ja" style:country-asian="JP"/>
    </style:style>
    <style:style style:name="T56" style:family="text">
      <style:text-properties officeooo:rsid="1f64357f" style:language-asian="ja" style:country-asian="JP"/>
    </style:style>
    <style:style style:name="T57" style:family="text">
      <style:text-properties officeooo:rsid="1f6703fd" style:language-asian="ja" style:country-asian="JP"/>
    </style:style>
    <style:style style:name="T58" style:family="text">
      <style:text-properties officeooo:rsid="1f68d826" style:language-asian="ja" style:country-asian="JP"/>
    </style:style>
    <style:style style:name="T59" style:family="text">
      <style:text-properties officeooo:rsid="1f6ab094" style:language-asian="ja" style:country-asian="JP"/>
    </style:style>
    <style:style style:name="T60" style:family="text">
      <style:text-properties officeooo:rsid="1f6c4891" style:language-asian="ja" style:country-asian="JP"/>
    </style:style>
    <style:style style:name="T61" style:family="text">
      <style:text-properties officeooo:rsid="1f6cfa56" style:language-asian="ja" style:country-asian="JP"/>
    </style:style>
    <style:style style:name="T62" style:family="text">
      <style:text-properties officeooo:rsid="1f6d4b65" style:language-asian="ja" style:country-asian="JP"/>
    </style:style>
    <style:style style:name="T63" style:family="text">
      <style:text-properties officeooo:rsid="1f6de294" style:language-asian="ja" style:country-asian="JP"/>
    </style:style>
    <style:style style:name="T64" style:family="text">
      <style:text-properties officeooo:rsid="1f6fc02a" style:language-asian="ja" style:country-asian="JP"/>
    </style:style>
    <style:style style:name="T65" style:family="text">
      <style:text-properties officeooo:rsid="1f702633" style:language-asian="ja" style:country-asian="JP"/>
    </style:style>
    <style:style style:name="T66" style:family="text">
      <style:text-properties officeooo:rsid="1f7eb717" style:language-asian="ja" style:country-asian="JP"/>
    </style:style>
    <style:style style:name="T67" style:family="text">
      <style:text-properties officeooo:rsid="1fa0140f" style:language-asian="ja" style:country-asian="JP"/>
    </style:style>
    <style:style style:name="T68" style:family="text">
      <style:text-properties officeooo:rsid="1fa04d5f" style:language-asian="ja" style:country-asian="JP"/>
    </style:style>
    <style:style style:name="T69" style:family="text">
      <style:text-properties officeooo:rsid="1fb73a8d" style:language-asian="ja" style:country-asian="JP"/>
    </style:style>
    <style:style style:name="T70" style:family="text">
      <style:text-properties officeooo:rsid="2613e98a" style:language-asian="ja" style:country-asian="JP"/>
    </style:style>
    <style:style style:name="T71" style:family="text">
      <style:text-properties fo:font-weight="bold" style:language-asian="ja" style:country-asian="JP" style:font-weight-asian="bold" style:font-weight-complex="bold"/>
    </style:style>
    <style:style style:name="T72" style:family="text">
      <style:text-properties officeooo:rsid="1ea735d8"/>
    </style:style>
    <style:style style:name="T73" style:family="text">
      <style:text-properties officeooo:rsid="257ff7d8"/>
    </style:style>
    <style:style style:name="T74" style:family="text">
      <style:text-properties officeooo:rsid="25806530"/>
    </style:style>
    <style:style style:name="T75" style:family="text">
      <style:text-properties officeooo:rsid="25816ba5"/>
    </style:style>
    <style:style style:name="T76" style:family="text">
      <style:text-properties officeooo:rsid="257bffb4"/>
    </style:style>
    <style:style style:name="T77" style:family="text">
      <style:text-properties officeooo:rsid="258307d5"/>
    </style:style>
    <style:style style:name="T78" style:family="text">
      <style:text-properties officeooo:rsid="260c7eeb"/>
    </style:style>
    <style:style style:name="T79" style:family="text">
      <style:text-properties officeooo:rsid="1ef16bee"/>
    </style:style>
    <style:style style:name="T80" style:family="text">
      <style:text-properties officeooo:rsid="1ef35253"/>
    </style:style>
    <style:style style:name="T81" style:family="text">
      <style:text-properties officeooo:rsid="1efcd033"/>
    </style:style>
    <style:style style:name="T82" style:family="text">
      <style:text-properties officeooo:rsid="1efd449e"/>
    </style:style>
    <style:style style:name="T83" style:family="text">
      <style:text-properties officeooo:rsid="1efe1163"/>
    </style:style>
    <style:style style:name="T84" style:family="text">
      <style:text-properties officeooo:rsid="1f08d999"/>
    </style:style>
    <style:style style:name="T85" style:family="text">
      <style:text-properties officeooo:rsid="1f0f32b7"/>
    </style:style>
    <style:style style:name="T86" style:family="text">
      <style:text-properties officeooo:rsid="1f19bb08"/>
    </style:style>
    <style:style style:name="T87" style:family="text">
      <style:text-properties officeooo:rsid="1f3c0848"/>
    </style:style>
    <style:style style:name="T88" style:family="text">
      <style:text-properties officeooo:rsid="1f403312"/>
    </style:style>
    <style:style style:name="T89" style:family="text">
      <style:text-properties officeooo:rsid="1f46f0f8"/>
    </style:style>
    <style:style style:name="T90" style:family="text">
      <style:text-properties officeooo:rsid="1f4a8662"/>
    </style:style>
    <style:style style:name="T91" style:family="text">
      <style:text-properties officeooo:rsid="1f4de4a8"/>
    </style:style>
    <style:style style:name="T92" style:family="text">
      <style:text-properties fo:font-style="italic" style:font-style-asian="italic" style:font-style-complex="italic"/>
    </style:style>
    <style:style style:name="T93" style:family="text">
      <style:text-properties fo:font-style="italic" officeooo:rsid="1fcb0512" style:font-style-asian="italic" style:font-style-complex="italic"/>
    </style:style>
    <style:style style:name="T94" style:family="text">
      <style:text-properties fo:font-style="normal" style:font-style-asian="normal" style:font-style-complex="normal"/>
    </style:style>
    <style:style style:name="T95" style:family="text">
      <style:text-properties fo:font-style="normal" officeooo:rsid="1efbede1" style:language-asian="ja" style:country-asian="JP" style:font-style-asian="normal" style:font-style-complex="normal"/>
    </style:style>
    <style:style style:name="T96" style:family="text">
      <style:text-properties officeooo:rsid="1f58fd8a"/>
    </style:style>
    <style:style style:name="T97" style:family="text">
      <style:text-properties officeooo:rsid="1f5f95b0"/>
    </style:style>
    <style:style style:name="T98" style:family="text">
      <style:text-properties officeooo:rsid="1f857702"/>
    </style:style>
    <style:style style:name="T99" style:family="text">
      <style:text-properties officeooo:rsid="1f8679ff"/>
    </style:style>
    <style:style style:name="T100" style:family="text">
      <style:text-properties officeooo:rsid="1f883c0c"/>
    </style:style>
    <style:style style:name="T101" style:family="text">
      <style:text-properties officeooo:rsid="1f90e7d1"/>
    </style:style>
    <style:style style:name="T102" style:family="text">
      <style:text-properties officeooo:rsid="1f96056e"/>
    </style:style>
    <style:style style:name="T103" style:family="text">
      <style:text-properties officeooo:rsid="1fa7b612"/>
    </style:style>
    <style:style style:name="T104" style:family="text">
      <style:text-properties officeooo:rsid="1fa8a68b"/>
    </style:style>
    <style:style style:name="T105" style:family="text">
      <style:text-properties officeooo:rsid="1fa901d5"/>
    </style:style>
    <style:style style:name="T106" style:family="text">
      <style:text-properties officeooo:rsid="1faa1bf9"/>
    </style:style>
    <style:style style:name="T107" style:family="text">
      <style:text-properties officeooo:rsid="1fb02241"/>
    </style:style>
    <style:style style:name="T108" style:family="text">
      <style:text-properties officeooo:rsid="1fb71bef"/>
    </style:style>
    <style:style style:name="T109" style:family="text">
      <style:text-properties officeooo:rsid="1fbb741f"/>
    </style:style>
    <style:style style:name="T110" style:family="text">
      <style:text-properties officeooo:rsid="1fbf639a"/>
    </style:style>
    <style:style style:name="T111" style:family="text">
      <style:text-properties officeooo:rsid="1fbff6ca"/>
    </style:style>
    <style:style style:name="T112" style:family="text">
      <style:text-properties officeooo:rsid="1fc2072b"/>
    </style:style>
    <style:style style:name="T113" style:family="text">
      <style:text-properties officeooo:rsid="1fc55f63"/>
    </style:style>
    <style:style style:name="T114" style:family="text">
      <style:text-properties officeooo:rsid="1fc68ce6"/>
    </style:style>
    <style:style style:name="T115" style:family="text">
      <style:text-properties officeooo:rsid="1fcb0512"/>
    </style:style>
    <style:style style:name="T116" style:family="text">
      <style:text-properties officeooo:rsid="1fcd0306"/>
    </style:style>
    <style:style style:name="T117" style:family="text">
      <style:text-properties officeooo:rsid="1fce96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79">PIONE</text:span>パッケージシステム仕様書</text:p>
      <text:h text:style-name="P91" text:outline-level="1">概要</text:h>
      <text:p text:style-name="P9"><text:span text:style-name="T80">PIONEの</text:span>パッケージシステムの仕様を定める。<text:span text:style-name="T80">PIONEでは、定義書やシナリオをまとめて一つのアーカイブファイル（PIONEパッケージ）を作成し、それを利用して処理を実行することが出来る。また、パッケージ継承の概念により、あるパッケージに基いてフローやアクションの再利用が可能となる。</text:span></text:p>
      <text:h text:style-name="P63" text:outline-level="2">パッケージシステムの目的</text:h>
      <text:p text:style-name="P10">パッケージシステムの目的は下記の通りで<text:span text:style-name="T81">ある。</text:span></text:p>
      <text:list xml:id="list6280123476676573008" text:style-name="L1">
        <text:list-item>
          <text:p text:style-name="P76">処理の定義に関わる一連のファイルを束ねる</text:p>
        </text:list-item>
        <text:list-item>
          <text:p text:style-name="P76">フローを再利用する</text:p>
        </text:list-item>
        <text:list-item>
          <text:p text:style-name="P76">アクションを再利用する</text:p>
        </text:list-item>
      </text:list>
      <text:h text:style-name="P88" text:outline-level="1">パッケージファイル</text:h>
      <text:p text:style-name="P22"><text:span text:style-name="T41">PIONEパッケージは拡張子「.ppg」を持つ</text:span><text:span text:style-name="T42">zip</text:span><text:span text:style-name="T41">アーカイブファイルである</text:span><text:span text:style-name="T42">。このファイルに処理内容の定義が格納され</text:span><text:span text:style-name="T50">るので、パッケージファイルを指定してその</text:span><text:span text:style-name="T54">まま</text:span><text:span text:style-name="T50">処理を行なう事が出来る</text:span><text:span text:style-name="T54">。また、パッケージには</text:span></text:p>
      <text:h text:style-name="P64" text:outline-level="2">構築方法</text:h>
      <text:p text:style-name="P21"><text:span text:style-name="T42">PIONEパッケージはパッケージディレクトリに対してパッケージ構築コマンドを実行する事で構築する</text:span><text:span text:style-name="T43">。</text:span></text:p>
      <text:p text:style-name="P44"># <text:span text:style-name="T92">example/HelloWorld</text:span><text:span text:style-name="T94"> は</text:span><text:span text:style-name="T95">パッケージディレクトリ</text:span><text:line-break/>pione package build <text:span text:style-name="T92">example/HelloWorld</text:span></text:p>
      <text:p text:style-name="Text_20_body">上記の例では<text:span text:style-name="T96">、カレントディレクトリに拡張子「.ppg」が付いたPIONEパッケージファイルが作成される。</text:span></text:p>
      <text:h text:style-name="Heading_20_2" text:outline-level="2">パッケージディレクトリの構成</text:h>
      <text:p text:style-name="P24">パッケージの構築に使用するパッケージディレクトリには定義書<text:span text:style-name="T97">、PNMLファイル、アクション文書、また後述するシナリオディレクトリを配置する。配置された対象ファイルは全て</text:span><text:span text:style-name="T42">パッケージ構築コマンドにより</text:span><text:span text:style-name="T51">PPGファイル内に格納される。格納時に</text:span><text:span text:style-name="T52">PNMLファイルと</text:span><text:span text:style-name="T53">アクション文書</text:span><text:span text:style-name="T52">は自動的にPIONE定義書に翻訳される。また</text:span><text:span text:style-name="T54">、配置された全てのPNMLファイル内のルールはパッケージに属する。</text:span></text:p>
      <text:h text:style-name="P92" text:outline-level="3"><text:span text:style-name="T54">例：　パッケージ</text:span><text:span text:style-name="T33">P1</text:span></text:h>
      <text:p text:style-name="P25"><text:span text:style-name="T33">パッケージ</text:span><text:span text:style-name="T55">P1には定義書「A.pione」「B.pione」「C.pione」、PNMLファイル「</text:span><text:span text:style-name="T56">D</text:span><text:span text:style-name="T55">.pnml」、アクション文書</text:span><text:span text:style-name="T56">「D.action.md」が存在する</text:span><text:span text:style-name="T57">。</text:span><text:span text:style-name="T55">「A.pione」にルール</text:span><text:span text:style-name="T57">A、</text:span><text:span text:style-name="T55">「B.pione」に</text:span><text:span text:style-name="T57">ルールB、「C.pione」にルールCが定義されており、</text:span><text:span text:style-name="T55">「</text:span><text:span text:style-name="T56">D</text:span><text:span text:style-name="T55">.pnml」及び</text:span><text:span text:style-name="T56">「D.action.md」</text:span><text:span text:style-name="T55">にルール</text:span><text:span text:style-name="T57">Dが定義されている場合、パッケージP1にはルールA, B, C, Dが含まれる。</text:span></text:p>
      <text:h text:style-name="P70" text:outline-level="2">パッケージ情報</text:h>
      <text:p text:style-name="P23"><text:span text:style-name="T3">パッケージには</text:span><text:span text:style-name="T62">PIONEの</text:span><text:span text:style-name="T3">アノテーション宣言に</text:span><text:span text:style-name="T62">より、パッケージ</text:span><text:span text:style-name="T3">名</text:span><text:span text:style-name="T58">、編集者名、タグ</text:span><text:span text:style-name="T59">、エントランスルール名、また親パッケージの情報を付与出来る</text:span><text:span text:style-name="T61">。これは</text:span><text:span text:style-name="T63">PIONE定義書内において次のように宣言する事で行なう。</text:span></text:p>
      <text:p text:style-name="P45"><text:span text:style-name="T3">.</text:span><text:span text:style-name="T4">@ PackageName :: "P1"<text:line-break/></text:span><text:soft-page-break/><text:span text:style-name="T4">.</text:span><text:span text:style-name="T5">@ Edi</text:span><text:span text:style-name="T59">tor</text:span><text:span text:style-name="T5"> <text:s text:c="5"/>:: "yamaguchi"</text:span><text:span text:style-name="T4"><text:line-break/>.@ Tag <text:s text:c="8"/>:: "</text:span><text:span text:style-name="T6">v0.1.1</text:span><text:span text:style-name="T4">"<text:line-break/>.</text:span><text:span text:style-name="T59">@ Entrance <text:s text:c="3"/>:: "EntranceRule</text:span><text:span text:style-name="T60">Name</text:span><text:span text:style-name="T59">"</text:span><text:span text:style-name="T4"><text:line-break/>.</text:span><text:span text:style-name="T7">@ Parent <text:s text:c="5"/>:: &amp;P2<text:line-break/>.@ Parent <text:s text:c="5"/>:: &amp;P3.tag("test")</text:span></text:p>
      <text:p text:style-name="P26"><text:span text:style-name="T7">上記の場合</text:span><text:span text:style-name="T64">、構築されるパッケージの名前は「P1」であり、また編集者名は「yamaguchi」、タグ名「v0.1.1」となる。またパッケージ処理時に実行されるルールは「EntranceRuleName」であり、親パッケージは「P2」及びタグ名</text:span><text:span text:style-name="T65">「test」を持つ</text:span><text:span text:style-name="T64">「P3」で</text:span><text:span text:style-name="T65">ある。親パッケージについては、後述するパッケージ継承で説明する。</text:span></text:p>
      <text:h text:style-name="P93" text:outline-level="3">パッケージ情報ファイル</text:h>
      <text:p text:style-name="P77">定義書中に記述されたパッケージ情報は、JSON形式のパッケージ情報ファイルに記述される。このファイルはパッケージ構築時に自動生成される。パッケージ情報ファイルはパッケージディレクトリ直下にpione-package.jsonとして配置される。</text:p>
      <text:h text:style-name="P101" text:outline-level="4">パッケージ情報ファイル例</text:h>
      <text:p text:style-name="P46"><text:span text:style-name="T8">{</text:span><text:span text:style-name="T9">"PackageName" : "P</text:span><text:span text:style-name="T10">1</text:span><text:span text:style-name="T9">",<text:line-break/> "</text:span><text:span text:style-name="T11">Edition</text:span><text:span text:style-name="T9">" <text:s text:c="4"/>: "</text:span><text:span text:style-name="T11">yamaguchi</text:span><text:span text:style-name="T9">",<text:line-break/> "Tag" <text:s text:c="8"/>: "</text:span><text:span text:style-name="T12">v0.1.1</text:span><text:span text:style-name="T9">",</text:span><text:span text:style-name="T8"><text:line-break/> "Parent" <text:s text:c="5"/>: [<text:line-break/> <text:s text:c="2"/>{"PackageName" : "P</text:span><text:span text:style-name="T13">2</text:span><text:span text:style-name="T8">"},<text:line-break/> <text:s text:c="2"/>{"PackageName" : "P</text:span><text:span text:style-name="T14">3</text:span><text:span text:style-name="T8">",<text:line-break/> <text:s text:c="3"/>"</text:span><text:span text:style-name="T14">Tag</text:span><text:span text:style-name="T8">" <text:s text:c="8"/>: "</text:span><text:span text:style-name="T14">test</text:span><text:span text:style-name="T8">"</text:span><text:span text:style-name="T15">}</text:span><text:span text:style-name="T8"><text:line-break/> </text:span><text:span text:style-name="T16">],<text:line-break/></text:span><text:span text:style-name="T8"> "Document</text:span><text:span text:style-name="T17">s</text:span><text:span text:style-name="T8">" : ["f1.pione", "f2.pione", "f3.pione"],<text:line-break/> "Scenario</text:span><text:span text:style-name="T17">s</text:span><text:span text:style-name="T8">" : ["scenario1", "scenario2", "scenario3"]<text:line-break/></text:span><text:span text:style-name="T18">}</text:span></text:p>
      <text:h text:style-name="P65" text:outline-level="2">パッケージの実行方法</text:h>
      <text:p text:style-name="P28"><text:span text:style-name="T66">PIONE</text:span><text:span text:style-name="T18">パッケージを実行するには</text:span><text:span text:style-name="T66">、pione-clientを使用する。</text:span></text:p>
      <text:p text:style-name="P39">pione-client HelloWorld+v0.1.1.pione</text:p>
      <text:h text:style-name="P90" text:outline-level="1">パッケージ継承</text:h>
      <text:p text:style-name="P12"><text:span text:style-name="T82">PIONE</text:span>パッケージは<text:span text:style-name="T83">、継承の概念を持つ。パッケージ継承はパッケージに親子関係を導入するものであり、子パッケージは親パッケージで定義されたルールを受け継ぐ（ルールの委譲）。これにより、親パッケージにおいて定義されたルールは、子パッケージにおいても同様に利用できる。</text:span></text:p>
      <text:h text:style-name="Heading_20_2" text:outline-level="2">親パッケージの宣言</text:h>
      <text:p text:style-name="P30">パッケージ継承を利用する為には<text:span text:style-name="T91">、子パッケージにおいて親パッケージを宣言する。アノテーション「Parent」に対して継承する親パッケージを指定する。</text:span></text:p>
      <text:p text:style-name="記述例">.<text:span text:style-name="T103">@ Parent :: &amp;P1</text:span></text:p>
      <text:p text:style-name="P85">編集名、タグ名を指定する場合には、下記のように指定する。</text:p>
      <text:p text:style-name="記述例">.<text:span text:style-name="T104">@ Parent :: &amp;P1.editor("yamaguchi").tag("test")</text:span></text:p>
      <text:h text:style-name="P94" text:outline-level="3"><text:soft-page-break/>例：　親パッケージ<text:span text:style-name="T84">P1</text:span></text:h>
      <text:p text:style-name="P42"><text:span text:style-name="T1">Rule Main<text:line-break/> <text:s/>output '</text:span><text:span text:style-name="T44">test</text:span><text:span text:style-name="T1">.</text:span><text:span text:style-name="T36">o</text:span><text:span text:style-name="T1">'<text:line-break/></text:span><text:span text:style-name="T47">Action</text:span></text:p>
      <text:p text:style-name="P42"><text:span text:style-name="T47"><text:s text:c="2"/>echo "</text:span><text:span text:style-name="T48">This is package P1.</text:span><text:span text:style-name="T47">" </text:span><text:span text:style-name="T48">&gt; test.o</text:span><text:span text:style-name="T1"><text:line-break/>End</text:span></text:p>
      <text:h text:style-name="P94" text:outline-level="3"><text:span text:style-name="T32">例：　子パッケージ</text:span><text:span text:style-name="T33">P2</text:span></text:h>
      <text:p text:style-name="P43"><text:span text:style-name="T71">.@ Parent :: &amp;P1</text:span><text:span text:style-name="T1"><text:line-break/><text:line-break/>Rule Main<text:line-break/> <text:s/>output '*.</text:span><text:span text:style-name="T36">o</text:span><text:span text:style-name="T1">'<text:line-break/></text:span><text:span text:style-name="T49">Action</text:span></text:p>
      <text:p text:style-name="P43"><text:span text:style-name="T49"><text:s text:c="2"/>echo "This is package P2." &gt; test.o</text:span><text:span text:style-name="T1"><text:line-break/>End</text:span></text:p>
      <text:h text:style-name="P71" text:outline-level="2">パッケージ継承を利用したフローの再利用</text:h>
      <text:p text:style-name="P20"><text:span text:style-name="T2">パッケージ継承を利用する事により</text:span><text:span text:style-name="T39">、フローの再利用が可能である。下記の例では、子パッケージP2は親パッケージP1において定義したフロールールを利用して</text:span><text:span text:style-name="T40">、アクションのみを定義</text:span><text:span text:style-name="T39">している。</text:span></text:p>
      <text:h text:style-name="Heading_20_3" text:outline-level="3">例：　親パッケージ<text:span text:style-name="T84">P1</text:span></text:h>
      <text:p text:style-name="P35"><text:span text:style-name="T1">Rule Main<text:line-break/> <text:s/>output '</text:span><text:span text:style-name="T44">test</text:span><text:span text:style-name="T1">.</text:span><text:span text:style-name="T36">o</text:span><text:span text:style-name="T1">'<text:line-break/>Flow<text:line-break/> <text:s/>rule A<text:line-break/> <text:s/>rule B<text:line-break/>End</text:span></text:p>
      <text:h text:style-name="P102" text:outline-level="4"><text:span text:style-name="T32">例：　子パッケージ</text:span><text:span text:style-name="T33">P2</text:span></text:h>
      <text:p text:style-name="P36"><text:span text:style-name="T2">.@ Parent :: &amp;P1<text:line-break/><text:line-break/>Rule A<text:line-break/> <text:s/>output '</text:span><text:span text:style-name="T38">test</text:span><text:span text:style-name="T2">.</text:span><text:span text:style-name="T34">p</text:span><text:span text:style-name="T2">'<text:line-break/>Action<text:line-break/> <text:s/></text:span><text:span text:style-name="T34">echo "This is rule A." &gt; </text:span><text:span text:style-name="T37">test.p</text:span><text:span text:style-name="T2"><text:line-break/>End<text:line-break/><text:line-break/>Rule B<text:line-break/> <text:s/>input '</text:span><text:span text:style-name="T38">test</text:span><text:span text:style-name="T2">.</text:span><text:span text:style-name="T35">p</text:span><text:span text:style-name="T2">'<text:line-break/> <text:s/>output </text:span><text:span text:style-name="T38">'test</text:span><text:span text:style-name="T2">.</text:span><text:span text:style-name="T34">o</text:span><text:span text:style-name="T2">'<text:line-break/>Actio</text:span><text:span text:style-name="T38">n</text:span><text:span text:style-name="T2"><text:line-break/> <text:s/></text:span><text:span text:style-name="T38">cat test.p &gt; test.o<text:line-break/> <text:s/>echo "This is rule B." &gt;&gt; test.o</text:span><text:span text:style-name="T2"><text:line-break/>End</text:span></text:p>
      <text:h text:style-name="Heading_20_2" text:outline-level="2">パッケージ継承を利用したアクション再利用</text:h>
      <text:p text:style-name="Text_20_body">パッケージ継承を利用する事により<text:span text:style-name="T86">、アクションの再利用が可能である。下記の例では、子パッケージP2は親パッケージP1において定義したアクションルールを利用してフローを作成している。</text:span></text:p>
      <text:h text:style-name="Heading_20_3" text:outline-level="3"><text:soft-page-break/>例：　親パッケージ<text:span text:style-name="T84">P1</text:span></text:h>
      <text:p text:style-name="P34"><text:span text:style-name="T2">Rule A<text:line-break/> <text:s/>output '</text:span><text:span text:style-name="T38">test</text:span><text:span text:style-name="T2">.</text:span><text:span text:style-name="T34">p</text:span><text:span text:style-name="T2">'<text:line-break/>Action<text:line-break/> <text:s/></text:span><text:span text:style-name="T34">echo "This is rule A." &gt; </text:span><text:span text:style-name="T37">test.p</text:span><text:span text:style-name="T2"><text:line-break/>End<text:line-break/><text:line-break/>Rule B<text:line-break/> <text:s/>input '</text:span><text:span text:style-name="T38">test</text:span><text:span text:style-name="T2">.</text:span><text:span text:style-name="T35">p</text:span><text:span text:style-name="T2">'<text:line-break/> <text:s/>output </text:span><text:span text:style-name="T38">'test</text:span><text:span text:style-name="T2">.</text:span><text:span text:style-name="T34">o</text:span><text:span text:style-name="T2">'<text:line-break/>Actio</text:span><text:span text:style-name="T38">n</text:span><text:span text:style-name="T2"><text:line-break/> <text:s/></text:span><text:span text:style-name="T38">cat test.p &gt; test.o<text:line-break/> <text:s/>echo "This is rule B." &gt;&gt; test.o</text:span><text:span text:style-name="T2"><text:line-break/>End</text:span></text:p>
      <text:h text:style-name="Heading_20_3" text:outline-level="3"><text:span text:style-name="T32">例：　子パッケージ</text:span><text:span text:style-name="T33">P2</text:span></text:h>
      <text:p text:style-name="記述例"><text:span text:style-name="T1">.@ Parent :: &amp;P1<text:line-break/><text:line-break/>Rule Main<text:line-break/> <text:s/>output '*.</text:span><text:span text:style-name="T36">o</text:span><text:span text:style-name="T1">'<text:line-break/>Flow<text:line-break/> <text:s/>rule A<text:line-break/> <text:s/>rule B<text:line-break/>End</text:span></text:p>
      <text:h text:style-name="P66" text:outline-level="2">ルールの上書きによるパッケージ改変</text:h>
      <text:p text:style-name="P11">パッケージ継承を利用して親パッケージの内容改変を行なう事が出来る<text:span text:style-name="T87">。子パッケージ</text:span>には親パッケージのルールが委譲されるので、子パッケージでは改変を行ないた<text:span text:style-name="T88">いルールを明示的に定義する事で、ルールを上書きする</text:span>。</text:p>
      <text:h text:style-name="P95" text:outline-level="3">例：　親パッケージ<text:span text:style-name="T89">P1</text:span></text:h>
      <text:p text:style-name="P37"><text:span text:style-name="T2">Rule Main<text:line-break/> <text:s/>output '*.</text:span><text:span text:style-name="T36">o</text:span><text:span text:style-name="T2">'<text:line-break/>Flow<text:line-break/> <text:s/>rule A<text:line-break/> <text:s/>rule B<text:line-break/>End</text:span></text:p>
      <text:p text:style-name="P37"><text:span text:style-name="T72"><text:line-break/></text:span><text:span text:style-name="T2">Rule A<text:line-break/> <text:s/>output '</text:span><text:span text:style-name="T38">test</text:span><text:span text:style-name="T2">.</text:span><text:span text:style-name="T34">p</text:span><text:span text:style-name="T2">'<text:line-break/>Action<text:line-break/> <text:s/></text:span><text:span text:style-name="T34">echo "This is rule A." &gt; </text:span><text:span text:style-name="T37">test.p</text:span><text:span text:style-name="T2"><text:line-break/>End<text:line-break/><text:line-break/>Rule B<text:line-break/> <text:s/>input '</text:span><text:span text:style-name="T38">test</text:span><text:span text:style-name="T2">.</text:span><text:span text:style-name="T35">p</text:span><text:span text:style-name="T2">'<text:line-break/> <text:s/>output </text:span><text:span text:style-name="T38">'test</text:span><text:span text:style-name="T2">.</text:span><text:span text:style-name="T34">o</text:span><text:span text:style-name="T2">'<text:line-break/>Actio</text:span><text:span text:style-name="T38">n</text:span><text:span text:style-name="T2"><text:line-break/> <text:s/></text:span><text:span text:style-name="T38">cat test.p &gt; test.o<text:line-break/> <text:s/>echo "This is rule B." &gt;&gt; test.o</text:span><text:span text:style-name="T2"><text:line-break/>End</text:span></text:p>
      <text:h text:style-name="P97" text:outline-level="3">例：　子パッケージ<text:span text:style-name="T89">P2</text:span></text:h>
      <text:p text:style-name="P38"><text:span text:style-name="T2">.@ Parent :: &amp;P1<text:line-break/></text:span><text:soft-page-break/><text:span text:style-name="T2"><text:line-break/>Rule A<text:line-break/> <text:s/>output '</text:span><text:span text:style-name="T38">test</text:span><text:span text:style-name="T2">.</text:span><text:span text:style-name="T34">p</text:span><text:span text:style-name="T2">'<text:line-break/>Action<text:line-break/> <text:s/></text:span><text:span text:style-name="T34">echo "This is </text:span><text:span text:style-name="T45">revised </text:span><text:span text:style-name="T34">rule A." &gt; </text:span><text:span text:style-name="T37">test.p</text:span><text:span text:style-name="T2"><text:line-break/>End</text:span></text:p>
      <text:h text:style-name="P67" text:outline-level="2">明示的なルールの指定</text:h>
      <text:p text:style-name="P13">あるパッケージにおけるルールを明示的に指定して利用したい場合には、パッケージに対してメソッド<text:span text:style-name="T85">ruleを適用する事でルールを取得する。</text:span></text:p>
      <text:h text:style-name="P96" text:outline-level="3">例：　親パッケージ<text:span text:style-name="T89">P1</text:span></text:h>
      <text:p text:style-name="P40"><text:span text:style-name="T2">Rule Main<text:line-break/> <text:s/>output '*.</text:span><text:span text:style-name="T36">o</text:span><text:span text:style-name="T2">'<text:line-break/>Flow<text:line-break/> <text:s/>rule A<text:line-break/> <text:s/>rule B<text:line-break/>End</text:span></text:p>
      <text:p text:style-name="P40"><text:span text:style-name="T72"><text:line-break/></text:span><text:span text:style-name="T2">Rule A<text:line-break/> <text:s/>output '</text:span><text:span text:style-name="T38">test</text:span><text:span text:style-name="T2">.</text:span><text:span text:style-name="T34">p</text:span><text:span text:style-name="T2">'<text:line-break/>Action<text:line-break/> <text:s/></text:span><text:span text:style-name="T34">echo "This is rule A." &gt; </text:span><text:span text:style-name="T37">test.p</text:span><text:span text:style-name="T2"><text:line-break/>End<text:line-break/><text:line-break/>Rule B<text:line-break/> <text:s/>input '</text:span><text:span text:style-name="T38">test</text:span><text:span text:style-name="T2">.</text:span><text:span text:style-name="T35">p</text:span><text:span text:style-name="T2">'<text:line-break/> <text:s/>output </text:span><text:span text:style-name="T38">'test</text:span><text:span text:style-name="T2">.</text:span><text:span text:style-name="T34">o</text:span><text:span text:style-name="T2">'<text:line-break/>Actio</text:span><text:span text:style-name="T38">n</text:span><text:span text:style-name="T2"><text:line-break/> <text:s/></text:span><text:span text:style-name="T38">cat test.p &gt; test.o<text:line-break/> <text:s/>echo "This is rule B." &gt;&gt; test.o</text:span><text:span text:style-name="T2"><text:line-break/>End</text:span></text:p>
      <text:h text:style-name="P98" text:outline-level="3">例：　子パッケージ<text:span text:style-name="T89">P2</text:span></text:h>
      <text:p text:style-name="P41"><text:span text:style-name="T2">.@ Parent :: &amp;P1<text:line-break/><text:line-break/>Rule A<text:line-break/> <text:s/>output 'test.p'<text:line-break/></text:span><text:span text:style-name="T46">Flow</text:span><text:span text:style-name="T2"><text:line-break/> <text:s/></text:span><text:span text:style-name="T46">&amp;P1.rule(A)</text:span><text:span text:style-name="T2"><text:line-break/>End</text:span></text:p>
      <text:h text:style-name="Heading_20_2" text:outline-level="2">多重継承</text:h>
      <text:p text:style-name="P4">パッケージ継承は複数の親を指定可能である<text:span text:style-name="T101">（多重継承）</text:span>。継承した<text:span text:style-name="T90">い親パッケージが複数ある場合には、それらの親パッケージを各々指定すれば良い。</text:span></text:p>
      <text:p text:style-name="P33">.@ Parent :: &amp;P1<text:line-break/>.@ Parent :: &amp;P2.tag("v0.1.2")<text:line-break/>.@ Parent :: &amp;P3.edi<text:span text:style-name="T98">tor</text:span>("yamaguchi").tag("v2.1.1")</text:p>
      <text:h text:style-name="P99" text:outline-level="3">委譲ルールの優先順位</text:h>
      <text:p text:style-name="P5">継承した親パッケージが持つルールは全て子パッケージに委譲される<text:span text:style-name="T99">。指定した親パッケージが同名のルールを持つ場合、後で評価された親パッケージが</text:span>優先となる<text:span text:style-name="T100">。ただし複数の定義書において親パッケージを宣言した</text:span>場合には順序は不定となる点に注意する事。</text:p>
      <text:h text:style-name="Heading_20_1" text:outline-level="1"><text:soft-page-break/>パッケージデータベース</text:h>
      <text:p text:style-name="P14">パッケージの親子関係の解決は<text:span text:style-name="T102">、</text:span>パッケージデータベースにより行う。これは定義書に指定された親パッケージが実際に何を指しているのかを解決する仕組みであり、パッケージ名、編集者名、タグ名を問い合わせる事で対応するパッケージを得る。</text:p>
      <text:h text:style-name="P73" text:outline-level="2">データベース構造</text:h>
      <text:p text:style-name="P27"><text:span text:style-name="T20">パッケージデータベースはパッケージ種別、パッケージ名、編集者名、タグ名、ロケーション、状態</text:span><text:span text:style-name="T22">ID</text:span><text:span text:style-name="T19">と、</text:span><text:span text:style-name="T23">ppg</text:span><text:span text:style-name="T19">パッケージの</text:span><text:span text:style-name="T21">ダイジェスト</text:span><text:span text:style-name="T20">値</text:span><text:span text:style-name="T24">を持つ。パッケージ名、版名、タグ名に基づいてレコードを識別する。データベースに存在するパッケージは常に対応するキャッシュ</text:span><text:span text:style-name="T25">が存在する事</text:span><text:span text:style-name="T24">を前提としている。</text:span></text:p>
      <text:h text:style-name="P68" text:outline-level="2">データベースに対する問い合わせ</text:h>
      <text:p text:style-name="P15">パッケージデータベースに対する問い合わせは、パッケージ名、版名、タグ名に基づいて行う。これらの三情報が一致する場合にのみ問い合わせが成功する。</text:p>
      <text:h text:style-name="P100" text:outline-level="3">例</text:h>
      <table:table table:name="表1" table:style-name="表1">
        <table:table-column table:style-name="表1.A"/>
        <table:table-column table:style-name="表1.B"/>
        <table:table-column table:style-name="表1.C"/>
        <table:table-column table:style-name="表1.D"/>
        <table:table-column table:style-name="表1.E"/>
        <table:table-row>
          <table:table-cell table:style-name="表1.A1" office:value-type="string">
            <text:p text:style-name="P52">項目</text:p>
          </table:table-cell>
          <table:table-cell table:style-name="表1.A1" office:value-type="string">
            <text:p text:style-name="P53">パッケージ1</text:p>
          </table:table-cell>
          <table:table-cell table:style-name="表1.A1" office:value-type="string">
            <text:p text:style-name="P55">パッケージ<text:span text:style-name="T73">2</text:span></text:p>
          </table:table-cell>
          <table:table-cell table:style-name="表1.A1" office:value-type="string">
            <text:p text:style-name="P55">パッケージ<text:span text:style-name="T74">3</text:span></text:p>
          </table:table-cell>
          <table:table-cell table:style-name="表1.E1" office:value-type="string">
            <text:p text:style-name="P55">パッケージ<text:span text:style-name="T75">4</text:span></text:p>
          </table:table-cell>
        </table:table-row>
        <table:table-row>
          <table:table-cell table:style-name="表1.A2" office:value-type="string">
            <text:p text:style-name="P55">種別</text:p>
          </table:table-cell>
          <table:table-cell table:style-name="表1.A2" office:value-type="string">
            <text:p text:style-name="P56">ppg</text:p>
          </table:table-cell>
          <table:table-cell table:style-name="表1.A2" office:value-type="string">
            <text:p text:style-name="P56">ppg</text:p>
          </table:table-cell>
          <table:table-cell table:style-name="表1.A2" office:value-type="string">
            <text:p text:style-name="P56">ppg</text:p>
          </table:table-cell>
          <table:table-cell table:style-name="表1.E2" office:value-type="string">
            <text:p text:style-name="P56">ppg</text:p>
          </table:table-cell>
        </table:table-row>
        <table:table-row>
          <table:table-cell table:style-name="表1.A2" office:value-type="string">
            <text:p text:style-name="P55">パッケージ名</text:p>
          </table:table-cell>
          <table:table-cell table:style-name="表1.A2" office:value-type="string">
            <text:p text:style-name="P57">P1</text:p>
          </table:table-cell>
          <table:table-cell table:style-name="表1.A2" office:value-type="string">
            <text:p text:style-name="P58">P1</text:p>
          </table:table-cell>
          <table:table-cell table:style-name="表1.A2" office:value-type="string">
            <text:p text:style-name="P59">P1</text:p>
          </table:table-cell>
          <table:table-cell table:style-name="表1.E2" office:value-type="string">
            <text:p text:style-name="P60">P2</text:p>
          </table:table-cell>
        </table:table-row>
        <table:table-row>
          <table:table-cell table:style-name="表1.A2" office:value-type="string">
            <text:p text:style-name="P55">版名</text:p>
          </table:table-cell>
          <table:table-cell table:style-name="表1.A2" office:value-type="string">
            <text:p text:style-name="P57">origin</text:p>
          </table:table-cell>
          <table:table-cell table:style-name="表1.A2" office:value-type="string">
            <text:p text:style-name="P58">origin</text:p>
          </table:table-cell>
          <table:table-cell table:style-name="表1.A2" office:value-type="string">
            <text:p text:style-name="P59">yamaguchi</text:p>
          </table:table-cell>
          <table:table-cell table:style-name="表1.E2" office:value-type="string">
            <text:p text:style-name="P60">origin</text:p>
          </table:table-cell>
        </table:table-row>
        <table:table-row>
          <table:table-cell table:style-name="表1.A2" office:value-type="string">
            <text:p text:style-name="P55">タグ名</text:p>
          </table:table-cell>
          <table:table-cell table:style-name="表1.A2" office:value-type="string">
            <text:p text:style-name="P55">なし</text:p>
          </table:table-cell>
          <table:table-cell table:style-name="表1.A2" office:value-type="string">
            <text:p text:style-name="P54">test</text:p>
          </table:table-cell>
          <table:table-cell table:style-name="表1.A2" office:value-type="string">
            <text:p text:style-name="P55">なし</text:p>
          </table:table-cell>
          <table:table-cell table:style-name="表1.E2" office:value-type="string">
            <text:p text:style-name="P55">なし</text:p>
          </table:table-cell>
        </table:table-row>
      </table:table>
      <text:p text:style-name="P15"/>
      <text:list xml:id="list3694882412489576464" text:style-name="L2">
        <text:list-item>
          <text:p text:style-name="P86"><text:span text:style-name="T26">問い合わせ：　</text:span><text:span text:style-name="T27">パッケージ名「P1」</text:span></text:p>
          <text:list>
            <text:list-item>
              <text:p text:style-name="P86"><text:span text:style-name="T27"><text:s/>パッケージ</text:span><text:span text:style-name="T69">1</text:span><text:span text:style-name="T28">が返却される（版名は省略時「</text:span><text:span text:style-name="T29">origin</text:span><text:span text:style-name="T28">」の為、パッケージ１に一致する）</text:span></text:p>
            </text:list-item>
          </text:list>
        </text:list-item>
        <text:list-item>
          <text:p text:style-name="P78">問い合わせ：　パッケージ名「P1」、タグ名「test」</text:p>
          <text:list>
            <text:list-item>
              <text:p text:style-name="P79"><text:span text:style-name="T76">パッケージ2</text:span>が返却される</text:p>
            </text:list-item>
          </text:list>
        </text:list-item>
        <text:list-item>
          <text:p text:style-name="P78">問い合わせ：　パッケージ名「P1」、版名「yamaguchi」</text:p>
          <text:list>
            <text:list-item>
              <text:p text:style-name="P80"><text:span text:style-name="T76">パッケージ3</text:span>が返却される</text:p>
            </text:list-item>
          </text:list>
        </text:list-item>
        <text:list-item>
          <text:p text:style-name="P78">問い合わせ：　パッケージ名「P1」、タグ名「test」、版名「yamaguchi」</text:p>
          <text:list>
            <text:list-item>
              <text:p text:style-name="P81">問い合わせ失敗</text:p>
            </text:list-item>
          </text:list>
        </text:list-item>
        <text:list-item>
          <text:p text:style-name="P78">問い合わせ：　パッケージ名「P2」</text:p>
          <text:list>
            <text:list-item>
              <text:p text:style-name="P87"><text:span text:style-name="T27">パッケージ4</text:span><text:span text:style-name="T70">が返却される</text:span></text:p>
            </text:list-item>
          </text:list>
        </text:list-item>
      </text:list>
      <text:h text:style-name="P72" text:outline-level="2"><text:span text:style-name="T77">データベースへの</text:span><text:span text:style-name="T30">レコード追加</text:span></text:h>
      <text:p text:style-name="P7">パッケージデータベースにパッケージを追加するには<text:span text:style-name="T107">、下記のように指定する。</text:span></text:p>
      <text:p text:style-name="P62">Pione package add P1.ppg</text:p>
      <text:p text:style-name="P27">パッケージに編集者名が指定されて<text:span text:style-name="T108">いない場合には編集者名</text:span>は<text:span text:style-name="T108">「origin」が設定される。</text:span></text:p>
      <text:h text:style-name="P74" text:outline-level="2">データベースからのレコード削除</text:h>
      <text:p text:style-name="P16">パッケージデータベースからパッケージを削除するには<text:span text:style-name="T105">、下記のように指定する。</text:span></text:p>
      <text:p text:style-name="P48"><text:soft-page-break/><text:span text:style-name="T106">p</text:span>ione package remove P1</text:p>
      <text:p text:style-name="P31">編集者名、タグを指定する場合<text:span text:style-name="T106">、次のように引数を指定する。</text:span></text:p>
      <text:p text:style-name="P49"><text:span text:style-name="T107">p</text:span>ione package remove P1 --editor yamaguchi --tag test</text:p>
      <text:h text:style-name="P75" text:outline-level="2">キャッシュのクリーニング</text:h>
      <text:p text:style-name="P29"><text:span text:style-name="T78">パッケージデータベースは、パッケージに登録されたPIONEパッケージのキャッシュを作成する。このキャッシュはデータベースからパッケージを削除された際にも削除されない為、ディスク領域から解放したい場合にはpione clean</text:span><text:span text:style-name="T31">コマンドにより削除する必要が</text:span><text:span text:style-name="T67">ある。</text:span></text:p>
      <text:p text:style-name="P47">pione clean</text:p>
      <text:p text:style-name="P29"><text:span text:style-name="T31">ただし、パッケージデータベースから参照されているキャッシュについては消去の対象とならな</text:span><text:span text:style-name="T68">いので、先にパッケージデータベースから削除する必要がある</text:span><text:span text:style-name="T31">。</text:span></text:p>
      <text:h text:style-name="P89" text:outline-level="1">シナリオ</text:h>
      <text:p text:style-name="P6"><text:span text:style-name="T109">PIONE</text:span>パッケージには<text:span text:style-name="T109">、パッケージの処理内容のデモンストレーション及び動作確認用に入力ファイルとパラメータを記述した</text:span>シナリオを含める事が出来る<text:span text:style-name="T109">。</text:span>シナリオはパッケージディレクトリのシナリオディレクトリとして下記の構成で配置する。</text:p>
      <text:list xml:id="list4528422288890096312" text:style-name="L3">
        <text:list-item>
          <text:p text:style-name="P82">シナリオディレクトリ<text:span text:style-name="T112">（パッケージディレクトリ以下の任意のディレクトリ）</text:span></text:p>
          <text:list>
            <text:list-item>
              <text:p text:style-name="P82">シナリオ定義書（Scenario.pione）</text:p>
              <text:list>
                <text:list-item>
                  <text:p text:style-name="P82">名前は固定であるが、内容は通常のPIONE定義書である</text:p>
                </text:list-item>
                <text:list-item>
                  <text:p text:style-name="P82">アノテーションとして「ScenarioName」（必須）及び「ParamSet」（任意）を指定する</text:p>
                </text:list-item>
              </text:list>
            </text:list-item>
            <text:list-item>
              <text:p text:style-name="P82">入力データディレクトリ（input）</text:p>
              <text:list>
                <text:list-item>
                  <text:p text:style-name="P82">入力ファイルを配置する</text:p>
                </text:list-item>
              </text:list>
            </text:list-item>
            <text:list-item>
              <text:p text:style-name="P82">出力データディレクトリ（output）</text:p>
              <text:list>
                <text:list-item>
                  <text:p text:style-name="P82">期待する出力ファイルを配置する</text:p>
                </text:list-item>
              </text:list>
            </text:list-item>
            <text:list-item>
              <text:p text:style-name="P83">シナリオ情報ファイル（pione-scenario.json）</text:p>
              <text:list>
                <text:list-item>
                  <text:p text:style-name="P84">シナリオ定義書から自動生成される情報</text:p>
                </text:list-item>
              </text:list>
            </text:list-item>
          </text:list>
        </text:list-item>
      </text:list>
      <text:p text:style-name="P8">な<text:span text:style-name="T116">お、シナリオはパッケージに複数含めることが出来る。</text:span></text:p>
      <text:h text:style-name="Heading_20_2" text:outline-level="2">シナリオを含むパッケージの構築方法</text:h>
      <text:p text:style-name="P8">シナリオを含むパッケージを作成するには<text:span text:style-name="T111">、</text:span>通常の手順でパッケージを構築すれば良い<text:span text:style-name="T111">。構築時にシナリオ情報ファイルは自動的に作成される。</text:span></text:p>
      <text:h text:style-name="P69" text:outline-level="2">シナリオ定義書</text:h>
      <text:p text:style-name="P19">シナリオ定義書には次のよ<text:span text:style-name="T113">うにアノテーションでシナリオ名とパラメータを記述する。</text:span></text:p>
      <text:p text:style-name="P32">@ ScenarioName :: "Scenario1"<text:line-break/>@ ParamSet :: "{P: true}"</text:p>
      <text:p text:style-name="P17">現時点では、シナリオ実行時のパラメータ指定に用いるParamSetアノテーションは、PIONE式で<text:soft-page-break/>はなく文字列による指定を行っている<text:note text:id="ftn1" text:note-class="footnote"><text:note-citation>1</text:note-citation><text:note-body><text:p text:style-name="P18">これは現在シナリオ定義ファイル（JSON形式）への書き出しをそのまま文字列により実現している事が原因の制限である。将来的にはパラメータをそのまま記述するよ<text:span text:style-name="T114">うに変更する予定。</text:span></text:p></text:note-body></text:note>。</text:p>
      <text:h text:style-name="Heading_20_2" text:outline-level="2">シナリオの実行方法</text:h>
      <text:p text:style-name="Text_20_body">シナリオを実行するには<text:span text:style-name="T110">、次のようにpione-clientコマンドを実行する。</text:span></text:p>
      <text:p text:style-name="P50">pione-client <text:span text:style-name="T115">P1.ppg --scenario</text:span></text:p>
      <text:p text:style-name="Text_20_body">シナリオが複数存在する場合には<text:span text:style-name="T117">、次のようにシナリオ名を指定して実行する。</text:span></text:p>
      <text:p text:style-name="P51">pione-client <text:span text:style-name="T115">P1.ppg --scenario </text:span><text:span text:style-name="T93">ScenarioName</text:span></text:p>
      <text:p text:style-name="P3">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8cm" fo:margin-bottom="0.28cm" style:contextual-spacing="true" fo:keep-together="auto" fo:text-indent="0cm" style:auto-text-indent="false" style:page-number="auto" fo:background-color="transparent" fo:padding="0.25cm" fo:border="0.26pt solid #000000" style:shadow="none" style:join-border="tru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Text_20_body"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paragraph-properties fo:margin-left="0.741cm" fo:margin-right="0cm" fo:margin-top="0cm" fo:margin-bottom="0.275cm" style:contextual-spacing="false" fo:text-indent="0cm" style:auto-text-indent="false"/>
      <style:text-properties fo:font-size="11pt" style:font-size-asian="11pt"/>
    </style:style>
    <style:style style:name="用語" style:family="paragraph" style:parent-style-name="Heading" style:master-page-name="">
      <style:paragraph-properties fo:margin-left="0.37cm" fo:margin-right="0cm" fo:margin-top="0cm" fo:margin-bottom="0cm" style:contextual-spacing="false" fo:keep-together="always" fo:text-indent="0cm" style:auto-text-indent="false" style:page-number="auto"/>
      <style:text-properties fo:font-size="11pt" style:font-size-asian="11pt" style:font-weight-asian="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1ef35253" officeooo:paragraph-rsid="1ef35253" style:language-asian="ja" style:country-asian="JP"/>
    </style:style>
    <style:style style:name="MP2" style:family="paragraph" style:parent-style-name="Header">
      <style:text-properties officeooo:paragraph-rsid="0fdb7ee9"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ONEパッケージシステム仕様</text:p>
        <text:p text:style-name="MP2"><text:tab/><text:tab/><text:tab/><text:tab/>㈱なうデータ研究所</text:p>
      </style:header>
      <style:footer>
        <text:p text:style-name="Footer"><text:tab/>－<text:page-number text:select-page="current">5</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9DT8H21M22S</meta:editing-duration>
    <meta:editing-cycles>12121</meta:editing-cycles>
    <meta:generator>LibreOffice/4.2.6.3$Linux_X86_64 LibreOffice_project/420m0$Build-3</meta:generator>
    <dc:date>2014-11-25T00:17:42.103319193</dc:date>
    <meta:print-date>2013-07-11T10:01:39.62</meta:print-date>
    <dc:creator>Keita Yamaguchi</dc:creator>
    <meta:document-statistic meta:table-count="1" meta:image-count="0" meta:object-count="0" meta:page-count="8" meta:paragraph-count="157" meta:word-count="4105" meta:character-count="6442" meta:non-whitespace-character-count="5923"/>
    <meta:user-defined meta:name="Info 1"/>
    <meta:user-defined meta:name="Info 2"/>
    <meta:user-defined meta:name="Info 3"/>
    <meta:user-defined meta:name="Info 4"/>
  </office:meta>
</office:document-meta>
</file>